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B0000016D81C9C900.png" manifest:media-type="image/png"/>
  <manifest:file-entry manifest:full-path="Pictures/10000001000001D9000001201D31FD70.png" manifest:media-type="image/png"/>
  <manifest:file-entry manifest:full-path="Pictures/10000001000001A10000014F7446F40A.png" manifest:media-type="image/png"/>
  <manifest:file-entry manifest:full-path="Pictures/1000000100000202000000E1CE2F5F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98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style:text-position="33% 58%" fo:font-size="22pt" fo:font-weight="bold" style:font-size-asian="22pt" style:font-size-complex="22pt"/>
    </style:style>
    <style:style style:name="T4" style:family="text">
      <style:text-properties style:text-position="-8% 58%"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13cm" svg:height="1.077cm" svg:x="7.22cm" svg:y="25.754cm">
          <draw:text-box>
            <text:p><text:span text:style-name="T1">i</text:span></text:p>
          </draw:text-box>
        </draw:frame>
        <draw:frame draw:style-name="gr2" draw:text-style-name="P1" draw:layer="layout" svg:width="0.955cm" svg:height="1.077cm" svg:x="17.022cm" svg:y="25.715cm">
          <draw:text-box>
            <text:p><text:span text:style-name="T1">j</text:span></text:p>
          </draw:text-box>
        </draw:frame>
        <draw:frame draw:style-name="gr3" draw:text-style-name="P2" draw:layer="layout" svg:width="7.692cm" svg:height="4.72cm" svg:x="0.696cm" svg:y="3.623cm">
          <draw:image xlink:href="Pictures/1000000100000202000000E1CE2F5FFF.png" xlink:type="simple" xlink:show="embed" xlink:actuate="onLoad" draw:mime-type="image/png">
            <text:p/>
          </draw:image>
        </draw:frame>
        <draw:frame draw:style-name="gr4" draw:text-style-name="P2" draw:layer="layout" svg:width="6.516cm" svg:height="5.235cm" svg:x="11.398cm" svg:y="3.115cm">
          <draw:image xlink:href="Pictures/10000001000001A10000014F7446F40A.png" xlink:type="simple" xlink:show="embed" xlink:actuate="onLoad" draw:mime-type="image/png">
            <text:p/>
          </draw:image>
        </draw:frame>
        <draw:frame draw:style-name="gr4" draw:text-style-name="P2" draw:layer="layout" svg:width="8.058cm" svg:height="4.906cm" svg:x="0.833cm" svg:y="11.335cm">
          <draw:image xlink:href="Pictures/10000001000001D9000001201D31FD70.png" xlink:type="simple" xlink:show="embed" xlink:actuate="onLoad" draw:mime-type="image/png">
            <text:p/>
          </draw:image>
        </draw:frame>
        <draw:frame draw:style-name="gr4" draw:text-style-name="P2" draw:layer="layout" svg:width="7.917cm" svg:height="5.361cm" svg:x="10.769cm" svg:y="10.691cm">
          <draw:image xlink:href="Pictures/100000010000021B0000016D81C9C900.png" xlink:type="simple" xlink:show="embed" xlink:actuate="onLoad" draw:mime-type="image/png">
            <text:p/>
          </draw:image>
        </draw:frame>
        <draw:frame draw:style-name="gr5" draw:text-style-name="P3" draw:layer="layout" svg:width="2.293cm" svg:height="1.459cm" svg:x="3.488cm" svg:y="0.483cm">
          <draw:text-box>
            <text:p><text:span text:style-name="T2">Ca</text:span><text:span text:style-name="T3">0</text:span></text:p>
          </draw:text-box>
        </draw:frame>
        <draw:frame draw:style-name="gr6" draw:text-style-name="P3" draw:layer="layout" svg:width="2.094cm" svg:height="1.119cm" svg:x="13.45cm" svg:y="0.483cm">
          <draw:text-box>
            <text:p><text:span text:style-name="T2">CaO</text:span></text:p>
          </draw:text-box>
        </draw:frame>
        <draw:frame draw:style-name="gr7" draw:text-style-name="P3" draw:layer="layout" svg:width="3.762cm" svg:height="1.119cm" svg:x="3.13cm" svg:y="9.439cm">
          <draw:text-box>
            <text:p><text:span text:style-name="T2">CaO·H</text:span><text:span text:style-name="T4">2</text:span><text:span text:style-name="T2">O</text:span></text:p>
          </draw:text-box>
        </draw:frame>
        <draw:frame draw:style-name="gr8" draw:text-style-name="P3" draw:layer="layout" svg:width="2.301cm" svg:height="1.119cm" svg:x="13.311cm" svg:y="9.321cm">
          <draw:text-box>
            <text:p><text:span text:style-name="T2">CaH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7T11:24:41.878791265</dc:date>
    <meta:editing-duration>PT6H46M4S</meta:editing-duration>
    <meta:editing-cycles>24</meta:editing-cycles>
    <meta:generator>LibreOffice/7.6.7.2$Linux_X86_64 LibreOffice_project/60$Build-2</meta:generator>
    <meta:print-date>2024-10-17T11:24:37.471852786</meta:print-date>
    <meta:printed-by>PDF files</meta:printed-by>
    <meta:document-statistic meta:object-count="10"/>
  </office:meta>
</office:document-meta>
</file>